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tatic new</text:p>
          </table:table-cell>
          <table:table-cell office:value-type="string">
            <text:p>users</text:p>
          </table:table-cell>
          <table:table-cell office:value-type="string">
            <text:p>lost</text:p>
          </table:table-cell>
          <table:table-cell office:value-type="string">
            <text:p>new viral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SUM([.$A$2:.$A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SUM([.$A$2:.$A3]) - SUM([.$C$2:.$C3]) + SUM([.$D$2:.$D3])" office:value-type="float" office:value="10">
            <text:p>10</text:p>
          </table:table-cell>
          <table:table-cell table:formula="of:=[.B2]*[.$H$10]" office:value-type="float" office:value="0">
            <text:p>0</text:p>
          </table:table-cell>
          <table:table-cell table:formula="of:=[.B2]*[.$H$11]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formula="of:=SUM([.$A$2:.$A4]) - SUM([.$C$2:.$C4]) + SUM([.$D$2:.$D4])" office:value-type="float" office:value="109">
            <text:p>109</text:p>
          </table:table-cell>
          <table:table-cell table:formula="of:=[.B3]*[.$H$10]" office:value-type="float" office:value="3">
            <text:p>3</text:p>
          </table:table-cell>
          <table:table-cell table:formula="of:=[.B3]*[.$H$11]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f:=SUM([.$A$2:.$A5]) - SUM([.$C$2:.$C5]) + SUM([.$D$2:.$D5])" office:value-type="float" office:value="168.1">
            <text:p>168.1</text:p>
          </table:table-cell>
          <table:table-cell table:formula="of:=[.B4]*[.$H$10]" office:value-type="float" office:value="32.7">
            <text:p>32.7</text:p>
          </table:table-cell>
          <table:table-cell table:formula="of:=[.B4]*[.$H$11]" office:value-type="float" office:value="21.8">
            <text:p>21.8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SUM([.$A$2:.$A6]) - SUM([.$C$2:.$C6]) + SUM([.$D$2:.$D6])" office:value-type="float" office:value="181.29">
            <text:p>181.29</text:p>
          </table:table-cell>
          <table:table-cell table:formula="of:=[.B5]*[.$H$10]" office:value-type="float" office:value="50.43">
            <text:p>50.43</text:p>
          </table:table-cell>
          <table:table-cell table:formula="of:=[.B5]*[.$H$11]" office:value-type="float" office:value="33.62">
            <text:p>33.6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SUM([.$A$2:.$A7]) - SUM([.$C$2:.$C7]) + SUM([.$D$2:.$D7])" office:value-type="float" office:value="173.161">
            <text:p>173.16</text:p>
          </table:table-cell>
          <table:table-cell table:formula="of:=[.B6]*[.$H$10]" office:value-type="float" office:value="54.387">
            <text:p>54.39</text:p>
          </table:table-cell>
          <table:table-cell table:formula="of:=[.B6]*[.$H$11]" office:value-type="float" office:value="36.258">
            <text:p>36.2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8]) - SUM([.$C$2:.$C8]) + SUM([.$D$2:.$D8])" office:value-type="float" office:value="160.8449">
            <text:p>160.84</text:p>
          </table:table-cell>
          <table:table-cell table:formula="of:=[.B7]*[.$H$10]" office:value-type="float" office:value="51.9483">
            <text:p>51.95</text:p>
          </table:table-cell>
          <table:table-cell table:formula="of:=[.B7]*[.$H$11]" office:value-type="float" office:value="34.6322">
            <text:p>34.6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9]) - SUM([.$C$2:.$C9]) + SUM([.$D$2:.$D9])" office:value-type="float" office:value="149.76041">
            <text:p>149.76</text:p>
          </table:table-cell>
          <table:table-cell table:formula="of:=[.B8]*[.$H$10]" office:value-type="float" office:value="48.25347">
            <text:p>48.25</text:p>
          </table:table-cell>
          <table:table-cell table:formula="of:=[.B8]*[.$H$11]" office:value-type="float" office:value="32.16898">
            <text:p>32.17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formula="of:=SUM([.$A$2:.$A10]) - SUM([.$C$2:.$C10]) + SUM([.$D$2:.$D10])" office:value-type="float" office:value="139.784369">
            <text:p>139.78</text:p>
          </table:table-cell>
          <table:table-cell table:formula="of:=[.B9]*[.$H$10]" office:value-type="float" office:value="44.928123">
            <text:p>44.93</text:p>
          </table:table-cell>
          <table:table-cell table:formula="of:=[.B9]*[.$H$11]" office:value-type="float" office:value="29.952082">
            <text:p>29.95</text:p>
          </table:table-cell>
          <table:table-cell table:number-columns-repeated="2"/>
          <table:table-cell office:value-type="string">
            <text:p>montly loos: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SUM([.$A$2:.$A11]) - SUM([.$C$2:.$C11]) + SUM([.$D$2:.$D11])" office:value-type="float" office:value="130.8059321">
            <text:p>130.81</text:p>
          </table:table-cell>
          <table:table-cell table:formula="of:=[.B10]*[.$H$10]" office:value-type="float" office:value="41.9353107">
            <text:p>41.94</text:p>
          </table:table-cell>
          <table:table-cell table:formula="of:=[.B10]*[.$H$11]" office:value-type="float" office:value="27.9568738">
            <text:p>27.96</text:p>
          </table:table-cell>
          <table:table-cell table:number-columns-repeated="2"/>
          <table:table-cell office:value-type="string">
            <text:p>montly viral: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UM([.$A$2:.$A12]) - SUM([.$C$2:.$C12]) + SUM([.$D$2:.$D12])" office:value-type="float" office:value="122.72533889">
            <text:p>122.73</text:p>
          </table:table-cell>
          <table:table-cell table:formula="of:=[.B11]*[.$H$10]" office:value-type="float" office:value="39.24177963">
            <text:p>39.24</text:p>
          </table:table-cell>
          <table:table-cell table:formula="of:=[.B11]*[.$H$11]" office:value-type="float" office:value="26.16118642">
            <text:p>26.1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3]) - SUM([.$C$2:.$C13]) + SUM([.$D$2:.$D13])" office:value-type="float" office:value="115.452805001">
            <text:p>115.45</text:p>
          </table:table-cell>
          <table:table-cell table:formula="of:=[.B12]*[.$H$10]" office:value-type="float" office:value="36.817601667">
            <text:p>36.82</text:p>
          </table:table-cell>
          <table:table-cell table:formula="of:=[.B12]*[.$H$11]" office:value-type="float" office:value="24.545067778">
            <text:p>24.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4]) - SUM([.$C$2:.$C14]) + SUM([.$D$2:.$D14])" office:value-type="float" office:value="108.9075245009">
            <text:p>108.91</text:p>
          </table:table-cell>
          <table:table-cell table:formula="of:=[.B13]*[.$H$10]" office:value-type="float" office:value="34.6358415003">
            <text:p>34.64</text:p>
          </table:table-cell>
          <table:table-cell table:formula="of:=[.B13]*[.$H$11]" office:value-type="float" office:value="23.0905610002">
            <text:p>23.0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5]) - SUM([.$C$2:.$C15]) + SUM([.$D$2:.$D15])" office:value-type="float" office:value="103.01677205081">
            <text:p>103.02</text:p>
          </table:table-cell>
          <table:table-cell table:formula="of:=[.B14]*[.$H$10]" office:value-type="float" office:value="32.67225735027">
            <text:p>32.67</text:p>
          </table:table-cell>
          <table:table-cell table:formula="of:=[.B14]*[.$H$11]" office:value-type="float" office:value="21.78150490018">
            <text:p>21.7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6]) - SUM([.$C$2:.$C16]) + SUM([.$D$2:.$D16])" office:value-type="float" office:value="97.715094845729">
            <text:p>97.72</text:p>
          </table:table-cell>
          <table:table-cell table:formula="of:=[.B15]*[.$H$10]" office:value-type="float" office:value="30.905031615243">
            <text:p>30.91</text:p>
          </table:table-cell>
          <table:table-cell table:formula="of:=[.B15]*[.$H$11]" office:value-type="float" office:value="20.603354410162">
            <text:p>20.6</text:p>
          </table:table-cell>
          <table:table-cell/>
          <table:table-cell>
            <draw:frame table:end-cell-address="'Delovni list1'.P59" table:end-x="0.2024in" table:end-y="0.0413in" draw:z-index="0" draw:style-name="gr1" svg:width="8.7701in" svg:height="7.6472in" svg:x="0.3224in" svg:y="0.0394in">
              <draw:object draw:notify-on-update-of-ranges="'Delovni list1'.A1:'Delovni list1'.A1 'Delovni list1'.A2:'Delovni list1'.A61 'Delovni list1'.B1:'Delovni list1'.B1 'Delovni list1'.B2:'Delovni list1'.B61 'Delovni list1'.C1:'Delovni list1'.C1 'Delovni list1'.C2:'Delovni list1'.C61 'Delovni list1'.D1:'Delovni list1'.D1 'Delovni list1'.D2:'Delovni list1'.D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SUM([.$A$2:.$A17]) - SUM([.$C$2:.$C17]) + SUM([.$D$2:.$D17])" office:value-type="float" office:value="92.9435853611561">
            <text:p>92.94</text:p>
          </table:table-cell>
          <table:table-cell table:formula="of:=[.B16]*[.$H$10]" office:value-type="float" office:value="29.3145284537187">
            <text:p>29.31</text:p>
          </table:table-cell>
          <table:table-cell table:formula="of:=[.B16]*[.$H$11]" office:value-type="float" office:value="19.5430189691458">
            <text:p>19.5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8]) - SUM([.$C$2:.$C18]) + SUM([.$D$2:.$D18])" office:value-type="float" office:value="88.6492268250404">
            <text:p>88.65</text:p>
          </table:table-cell>
          <table:table-cell table:formula="of:=[.B17]*[.$H$10]" office:value-type="float" office:value="27.8830756083468">
            <text:p>27.88</text:p>
          </table:table-cell>
          <table:table-cell table:formula="of:=[.B17]*[.$H$11]" office:value-type="float" office:value="18.5887170722312">
            <text:p>18.5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19]) - SUM([.$C$2:.$C19]) + SUM([.$D$2:.$D19])" office:value-type="float" office:value="84.7843041425363">
            <text:p>84.78</text:p>
          </table:table-cell>
          <table:table-cell table:formula="of:=[.B18]*[.$H$10]" office:value-type="float" office:value="26.5947680475121">
            <text:p>26.59</text:p>
          </table:table-cell>
          <table:table-cell table:formula="of:=[.B18]*[.$H$11]" office:value-type="float" office:value="17.7298453650081">
            <text:p>17.7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0]) - SUM([.$C$2:.$C20]) + SUM([.$D$2:.$D20])" office:value-type="float" office:value="81.3058737282827">
            <text:p>81.31</text:p>
          </table:table-cell>
          <table:table-cell table:formula="of:=[.B19]*[.$H$10]" office:value-type="float" office:value="25.4352912427609">
            <text:p>25.44</text:p>
          </table:table-cell>
          <table:table-cell table:formula="of:=[.B19]*[.$H$11]" office:value-type="float" office:value="16.9568608285073">
            <text:p>16.9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1]) - SUM([.$C$2:.$C21]) + SUM([.$D$2:.$D21])" office:value-type="float" office:value="78.1752863554544">
            <text:p>78.18</text:p>
          </table:table-cell>
          <table:table-cell table:formula="of:=[.B20]*[.$H$10]" office:value-type="float" office:value="24.3917621184848">
            <text:p>24.39</text:p>
          </table:table-cell>
          <table:table-cell table:formula="of:=[.B20]*[.$H$11]" office:value-type="float" office:value="16.2611747456565">
            <text:p>16.2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2]) - SUM([.$C$2:.$C22]) + SUM([.$D$2:.$D22])" office:value-type="float" office:value="75.3577577199089">
            <text:p>75.36</text:p>
          </table:table-cell>
          <table:table-cell table:formula="of:=[.B21]*[.$H$10]" office:value-type="float" office:value="23.4525859066363">
            <text:p>23.45</text:p>
          </table:table-cell>
          <table:table-cell table:formula="of:=[.B21]*[.$H$11]" office:value-type="float" office:value="15.6350572710909">
            <text:p>15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3]) - SUM([.$C$2:.$C23]) + SUM([.$D$2:.$D23])" office:value-type="float" office:value="72.821981947918">
            <text:p>72.82</text:p>
          </table:table-cell>
          <table:table-cell table:formula="of:=[.B22]*[.$H$10]" office:value-type="float" office:value="22.6073273159727">
            <text:p>22.61</text:p>
          </table:table-cell>
          <table:table-cell table:formula="of:=[.B22]*[.$H$11]" office:value-type="float" office:value="15.0715515439818">
            <text:p>15.0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SUM([.$A$2:.$A24]) - SUM([.$C$2:.$C24]) + SUM([.$D$2:.$D24])" office:value-type="float" office:value="115.539783753126">
            <text:p>115.54</text:p>
          </table:table-cell>
          <table:table-cell table:formula="of:=[.B23]*[.$H$10]" office:value-type="float" office:value="21.8465945843754">
            <text:p>21.85</text:p>
          </table:table-cell>
          <table:table-cell table:formula="of:=[.B23]*[.$H$11]" office:value-type="float" office:value="14.5643963895836">
            <text:p>14.5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SUM([.$A$2:.$A25]) - SUM([.$C$2:.$C25]) + SUM([.$D$2:.$D25])" office:value-type="float" office:value="133.985805377814">
            <text:p>133.99</text:p>
          </table:table-cell>
          <table:table-cell table:formula="of:=[.B24]*[.$H$10]" office:value-type="float" office:value="34.6619351259378">
            <text:p>34.66</text:p>
          </table:table-cell>
          <table:table-cell table:formula="of:=[.B24]*[.$H$11]" office:value-type="float" office:value="23.1079567506252">
            <text:p>23.1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SUM([.$A$2:.$A26]) - SUM([.$C$2:.$C26]) + SUM([.$D$2:.$D26])" office:value-type="float" office:value="130.587224840032">
            <text:p>130.59</text:p>
          </table:table-cell>
          <table:table-cell table:formula="of:=[.B25]*[.$H$10]" office:value-type="float" office:value="40.1957416133441">
            <text:p>40.2</text:p>
          </table:table-cell>
          <table:table-cell table:formula="of:=[.B25]*[.$H$11]" office:value-type="float" office:value="26.7971610755627">
            <text:p>26.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7]) - SUM([.$C$2:.$C27]) + SUM([.$D$2:.$D27])" office:value-type="float" office:value="122.528502356029">
            <text:p>122.53</text:p>
          </table:table-cell>
          <table:table-cell table:formula="of:=[.B26]*[.$H$10]" office:value-type="float" office:value="39.1761674520097">
            <text:p>39.18</text:p>
          </table:table-cell>
          <table:table-cell table:formula="of:=[.B26]*[.$H$11]" office:value-type="float" office:value="26.1174449680064">
            <text:p>26.1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8]) - SUM([.$C$2:.$C28]) + SUM([.$D$2:.$D28])" office:value-type="float" office:value="115.275652120426">
            <text:p>115.28</text:p>
          </table:table-cell>
          <table:table-cell table:formula="of:=[.B27]*[.$H$10]" office:value-type="float" office:value="36.7585507068087">
            <text:p>36.76</text:p>
          </table:table-cell>
          <table:table-cell table:formula="of:=[.B27]*[.$H$11]" office:value-type="float" office:value="24.5057004712058">
            <text:p>24.5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29]) - SUM([.$C$2:.$C29]) + SUM([.$D$2:.$D29])" office:value-type="float" office:value="108.748086908383">
            <text:p>108.75</text:p>
          </table:table-cell>
          <table:table-cell table:formula="of:=[.B28]*[.$H$10]" office:value-type="float" office:value="34.5826956361278">
            <text:p>34.58</text:p>
          </table:table-cell>
          <table:table-cell table:formula="of:=[.B28]*[.$H$11]" office:value-type="float" office:value="23.0551304240852">
            <text:p>23.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0]) - SUM([.$C$2:.$C30]) + SUM([.$D$2:.$D30])" office:value-type="float" office:value="102.873278217545">
            <text:p>102.87</text:p>
          </table:table-cell>
          <table:table-cell table:formula="of:=[.B29]*[.$H$10]" office:value-type="float" office:value="32.624426072515">
            <text:p>32.62</text:p>
          </table:table-cell>
          <table:table-cell table:formula="of:=[.B29]*[.$H$11]" office:value-type="float" office:value="21.7496173816767">
            <text:p>21.7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1]) - SUM([.$C$2:.$C31]) + SUM([.$D$2:.$D31])" office:value-type="float" office:value="97.5859503957906">
            <text:p>97.59</text:p>
          </table:table-cell>
          <table:table-cell table:formula="of:=[.B30]*[.$H$10]" office:value-type="float" office:value="30.8619834652635">
            <text:p>30.86</text:p>
          </table:table-cell>
          <table:table-cell table:formula="of:=[.B30]*[.$H$11]" office:value-type="float" office:value="20.574655643509">
            <text:p>20.5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2]) - SUM([.$C$2:.$C32]) + SUM([.$D$2:.$D32])" office:value-type="float" office:value="92.8273553562116">
            <text:p>92.83</text:p>
          </table:table-cell>
          <table:table-cell table:formula="of:=[.B31]*[.$H$10]" office:value-type="float" office:value="29.2757851187372">
            <text:p>29.28</text:p>
          </table:table-cell>
          <table:table-cell table:formula="of:=[.B31]*[.$H$11]" office:value-type="float" office:value="19.5171900791581">
            <text:p>19.5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3]) - SUM([.$C$2:.$C33]) + SUM([.$D$2:.$D33])" office:value-type="float" office:value="88.5446198205904">
            <text:p>88.54</text:p>
          </table:table-cell>
          <table:table-cell table:formula="of:=[.B32]*[.$H$10]" office:value-type="float" office:value="27.8482066068635">
            <text:p>27.85</text:p>
          </table:table-cell>
          <table:table-cell table:formula="of:=[.B32]*[.$H$11]" office:value-type="float" office:value="18.5654710712423">
            <text:p>18.5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4]) - SUM([.$C$2:.$C34]) + SUM([.$D$2:.$D34])" office:value-type="float" office:value="84.6901578385314">
            <text:p>84.69</text:p>
          </table:table-cell>
          <table:table-cell table:formula="of:=[.B33]*[.$H$10]" office:value-type="float" office:value="26.5633859461771">
            <text:p>26.56</text:p>
          </table:table-cell>
          <table:table-cell table:formula="of:=[.B33]*[.$H$11]" office:value-type="float" office:value="17.7089239641181">
            <text:p>17.7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5]) - SUM([.$C$2:.$C35]) + SUM([.$D$2:.$D35])" office:value-type="float" office:value="81.2211420546782">
            <text:p>81.22</text:p>
          </table:table-cell>
          <table:table-cell table:formula="of:=[.B34]*[.$H$10]" office:value-type="float" office:value="25.4070473515594">
            <text:p>25.41</text:p>
          </table:table-cell>
          <table:table-cell table:formula="of:=[.B34]*[.$H$11]" office:value-type="float" office:value="16.9380315677063">
            <text:p>16.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6]) - SUM([.$C$2:.$C36]) + SUM([.$D$2:.$D36])" office:value-type="float" office:value="78.0990278492104">
            <text:p>78.1</text:p>
          </table:table-cell>
          <table:table-cell table:formula="of:=[.B35]*[.$H$10]" office:value-type="float" office:value="24.3663426164035">
            <text:p>24.37</text:p>
          </table:table-cell>
          <table:table-cell table:formula="of:=[.B35]*[.$H$11]" office:value-type="float" office:value="16.2442284109356">
            <text:p>16.2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7]) - SUM([.$C$2:.$C37]) + SUM([.$D$2:.$D37])" office:value-type="float" office:value="75.2891250642895">
            <text:p>75.29</text:p>
          </table:table-cell>
          <table:table-cell table:formula="of:=[.B36]*[.$H$10]" office:value-type="float" office:value="23.4297083547631">
            <text:p>23.43</text:p>
          </table:table-cell>
          <table:table-cell table:formula="of:=[.B36]*[.$H$11]" office:value-type="float" office:value="15.6198055698421">
            <text:p>15.6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8]) - SUM([.$C$2:.$C38]) + SUM([.$D$2:.$D38])" office:value-type="float" office:value="72.7602125578605">
            <text:p>72.76</text:p>
          </table:table-cell>
          <table:table-cell table:formula="of:=[.B37]*[.$H$10]" office:value-type="float" office:value="22.5867375192868">
            <text:p>22.59</text:p>
          </table:table-cell>
          <table:table-cell table:formula="of:=[.B37]*[.$H$11]" office:value-type="float" office:value="15.0578250128579">
            <text:p>15.0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39]) - SUM([.$C$2:.$C39]) + SUM([.$D$2:.$D39])" office:value-type="float" office:value="70.4841913020746">
            <text:p>70.48</text:p>
          </table:table-cell>
          <table:table-cell table:formula="of:=[.B38]*[.$H$10]" office:value-type="float" office:value="21.8280637673582">
            <text:p>21.83</text:p>
          </table:table-cell>
          <table:table-cell table:formula="of:=[.B38]*[.$H$11]" office:value-type="float" office:value="14.5520425115721">
            <text:p>14.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0]) - SUM([.$C$2:.$C40]) + SUM([.$D$2:.$D40])" office:value-type="float" office:value="68.435772171867">
            <text:p>68.44</text:p>
          </table:table-cell>
          <table:table-cell table:formula="of:=[.B39]*[.$H$10]" office:value-type="float" office:value="21.1452573906224">
            <text:p>21.15</text:p>
          </table:table-cell>
          <table:table-cell table:formula="of:=[.B39]*[.$H$11]" office:value-type="float" office:value="14.0968382604149">
            <text:p>14.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1]) - SUM([.$C$2:.$C41]) + SUM([.$D$2:.$D41])" office:value-type="float" office:value="66.5921949546804">
            <text:p>66.59</text:p>
          </table:table-cell>
          <table:table-cell table:formula="of:=[.B40]*[.$H$10]" office:value-type="float" office:value="20.5307316515601">
            <text:p>20.53</text:p>
          </table:table-cell>
          <table:table-cell table:formula="of:=[.B40]*[.$H$11]" office:value-type="float" office:value="13.6871544343734">
            <text:p>13.6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2]) - SUM([.$C$2:.$C42]) + SUM([.$D$2:.$D42])" office:value-type="float" office:value="64.9329754592123">
            <text:p>64.93</text:p>
          </table:table-cell>
          <table:table-cell table:formula="of:=[.B41]*[.$H$10]" office:value-type="float" office:value="19.9776584864041">
            <text:p>19.98</text:p>
          </table:table-cell>
          <table:table-cell table:formula="of:=[.B41]*[.$H$11]" office:value-type="float" office:value="13.3184389909361">
            <text:p>13.3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3]) - SUM([.$C$2:.$C43]) + SUM([.$D$2:.$D43])" office:value-type="float" office:value="63.4396779132911">
            <text:p>63.44</text:p>
          </table:table-cell>
          <table:table-cell table:formula="of:=[.B42]*[.$H$10]" office:value-type="float" office:value="19.4798926377637">
            <text:p>19.48</text:p>
          </table:table-cell>
          <table:table-cell table:formula="of:=[.B42]*[.$H$11]" office:value-type="float" office:value="12.9865950918425">
            <text:p>12.9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4]) - SUM([.$C$2:.$C44]) + SUM([.$D$2:.$D44])" office:value-type="float" office:value="62.0957101219622">
            <text:p>62.1</text:p>
          </table:table-cell>
          <table:table-cell table:formula="of:=[.B43]*[.$H$10]" office:value-type="float" office:value="19.0319033739873">
            <text:p>19.03</text:p>
          </table:table-cell>
          <table:table-cell table:formula="of:=[.B43]*[.$H$11]" office:value-type="float" office:value="12.6879355826582">
            <text:p>12.6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5]) - SUM([.$C$2:.$C45]) + SUM([.$D$2:.$D45])" office:value-type="float" office:value="60.886139109766">
            <text:p>60.89</text:p>
          </table:table-cell>
          <table:table-cell table:formula="of:=[.B44]*[.$H$10]" office:value-type="float" office:value="18.6287130365886">
            <text:p>18.63</text:p>
          </table:table-cell>
          <table:table-cell table:formula="of:=[.B44]*[.$H$11]" office:value-type="float" office:value="12.4191420243924">
            <text:p>12.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6]) - SUM([.$C$2:.$C46]) + SUM([.$D$2:.$D46])" office:value-type="float" office:value="59.7975251987893">
            <text:p>59.8</text:p>
          </table:table-cell>
          <table:table-cell table:formula="of:=[.B45]*[.$H$10]" office:value-type="float" office:value="18.2658417329298">
            <text:p>18.27</text:p>
          </table:table-cell>
          <table:table-cell table:formula="of:=[.B45]*[.$H$11]" office:value-type="float" office:value="12.1772278219532">
            <text:p>12.1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7]) - SUM([.$C$2:.$C47]) + SUM([.$D$2:.$D47])" office:value-type="float" office:value="58.8177726789104">
            <text:p>58.82</text:p>
          </table:table-cell>
          <table:table-cell table:formula="of:=[.B46]*[.$H$10]" office:value-type="float" office:value="17.9392575596368">
            <text:p>17.94</text:p>
          </table:table-cell>
          <table:table-cell table:formula="of:=[.B46]*[.$H$11]" office:value-type="float" office:value="11.9595050397579">
            <text:p>11.9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8]) - SUM([.$C$2:.$C48]) + SUM([.$D$2:.$D48])" office:value-type="float" office:value="57.9359954110194">
            <text:p>57.94</text:p>
          </table:table-cell>
          <table:table-cell table:formula="of:=[.B47]*[.$H$10]" office:value-type="float" office:value="17.6453318036731">
            <text:p>17.65</text:p>
          </table:table-cell>
          <table:table-cell table:formula="of:=[.B47]*[.$H$11]" office:value-type="float" office:value="11.7635545357821">
            <text:p>11.7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49]) - SUM([.$C$2:.$C49]) + SUM([.$D$2:.$D49])" office:value-type="float" office:value="57.1423958699174">
            <text:p>57.14</text:p>
          </table:table-cell>
          <table:table-cell table:formula="of:=[.B48]*[.$H$10]" office:value-type="float" office:value="17.3807986233058">
            <text:p>17.38</text:p>
          </table:table-cell>
          <table:table-cell table:formula="of:=[.B48]*[.$H$11]" office:value-type="float" office:value="11.5871990822039">
            <text:p>11.5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0]) - SUM([.$C$2:.$C50]) + SUM([.$D$2:.$D50])" office:value-type="float" office:value="56.4281562829258">
            <text:p>56.43</text:p>
          </table:table-cell>
          <table:table-cell table:formula="of:=[.B49]*[.$H$10]" office:value-type="float" office:value="17.1427187609752">
            <text:p>17.14</text:p>
          </table:table-cell>
          <table:table-cell table:formula="of:=[.B49]*[.$H$11]" office:value-type="float" office:value="11.4284791739835">
            <text:p>11.4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1]) - SUM([.$C$2:.$C51]) + SUM([.$D$2:.$D51])" office:value-type="float" office:value="55.7853406546332">
            <text:p>55.79</text:p>
          </table:table-cell>
          <table:table-cell table:formula="of:=[.B50]*[.$H$10]" office:value-type="float" office:value="16.9284468848777">
            <text:p>16.93</text:p>
          </table:table-cell>
          <table:table-cell table:formula="of:=[.B50]*[.$H$11]" office:value-type="float" office:value="11.2856312565852">
            <text:p>11.2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2]) - SUM([.$C$2:.$C52]) + SUM([.$D$2:.$D52])" office:value-type="float" office:value="55.2068065891699">
            <text:p>55.21</text:p>
          </table:table-cell>
          <table:table-cell table:formula="of:=[.B51]*[.$H$10]" office:value-type="float" office:value="16.73560219639">
            <text:p>16.74</text:p>
          </table:table-cell>
          <table:table-cell table:formula="of:=[.B51]*[.$H$11]" office:value-type="float" office:value="11.1570681309266">
            <text:p>11.1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3]) - SUM([.$C$2:.$C53]) + SUM([.$D$2:.$D53])" office:value-type="float" office:value="54.6861259302528">
            <text:p>54.69</text:p>
          </table:table-cell>
          <table:table-cell table:formula="of:=[.B52]*[.$H$10]" office:value-type="float" office:value="16.562041976751">
            <text:p>16.56</text:p>
          </table:table-cell>
          <table:table-cell table:formula="of:=[.B52]*[.$H$11]" office:value-type="float" office:value="11.041361317834">
            <text:p>11.0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4]) - SUM([.$C$2:.$C54]) + SUM([.$D$2:.$D54])" office:value-type="float" office:value="54.2175133372275">
            <text:p>54.22</text:p>
          </table:table-cell>
          <table:table-cell table:formula="of:=[.B53]*[.$H$10]" office:value-type="float" office:value="16.4058377790759">
            <text:p>16.41</text:p>
          </table:table-cell>
          <table:table-cell table:formula="of:=[.B53]*[.$H$11]" office:value-type="float" office:value="10.9372251860506">
            <text:p>10.9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5]) - SUM([.$C$2:.$C55]) + SUM([.$D$2:.$D55])" office:value-type="float" office:value="53.7957620035048">
            <text:p>53.8</text:p>
          </table:table-cell>
          <table:table-cell table:formula="of:=[.B54]*[.$H$10]" office:value-type="float" office:value="16.2652540011683">
            <text:p>16.27</text:p>
          </table:table-cell>
          <table:table-cell table:formula="of:=[.B54]*[.$H$11]" office:value-type="float" office:value="10.8435026674455">
            <text:p>10.8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6]) - SUM([.$C$2:.$C56]) + SUM([.$D$2:.$D56])" office:value-type="float" office:value="53.4161858031542">
            <text:p>53.42</text:p>
          </table:table-cell>
          <table:table-cell table:formula="of:=[.B55]*[.$H$10]" office:value-type="float" office:value="16.1387286010514">
            <text:p>16.14</text:p>
          </table:table-cell>
          <table:table-cell table:formula="of:=[.B55]*[.$H$11]" office:value-type="float" office:value="10.759152400701">
            <text:p>10.7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7]) - SUM([.$C$2:.$C57]) + SUM([.$D$2:.$D57])" office:value-type="float" office:value="53.0745672228387">
            <text:p>53.07</text:p>
          </table:table-cell>
          <table:table-cell table:formula="of:=[.B56]*[.$H$10]" office:value-type="float" office:value="16.0248557409463">
            <text:p>16.02</text:p>
          </table:table-cell>
          <table:table-cell table:formula="of:=[.B56]*[.$H$11]" office:value-type="float" office:value="10.6832371606308">
            <text:p>10.6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8]) - SUM([.$C$2:.$C58]) + SUM([.$D$2:.$D58])" office:value-type="float" office:value="52.7671105005549">
            <text:p>52.77</text:p>
          </table:table-cell>
          <table:table-cell table:formula="of:=[.B57]*[.$H$10]" office:value-type="float" office:value="15.9223701668516">
            <text:p>15.92</text:p>
          </table:table-cell>
          <table:table-cell table:formula="of:=[.B57]*[.$H$11]" office:value-type="float" office:value="10.6149134445677">
            <text:p>10.6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59]) - SUM([.$C$2:.$C59]) + SUM([.$D$2:.$D59])" office:value-type="float" office:value="52.4903994504995">
            <text:p>52.49</text:p>
          </table:table-cell>
          <table:table-cell table:formula="of:=[.B58]*[.$H$10]" office:value-type="float" office:value="15.8301331501665">
            <text:p>15.83</text:p>
          </table:table-cell>
          <table:table-cell table:formula="of:=[.B58]*[.$H$11]" office:value-type="float" office:value="10.553422100111">
            <text:p>10.5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60]) - SUM([.$C$2:.$C60]) + SUM([.$D$2:.$D60])" office:value-type="float" office:value="52.2413595054496">
            <text:p>52.24</text:p>
          </table:table-cell>
          <table:table-cell table:formula="of:=[.B59]*[.$H$10]" office:value-type="float" office:value="15.7471198351498">
            <text:p>15.75</text:p>
          </table:table-cell>
          <table:table-cell table:formula="of:=[.B59]*[.$H$11]" office:value-type="float" office:value="10.4980798900999">
            <text:p>10.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SUM([.$A$2:.$A61]) - SUM([.$C$2:.$C61]) + SUM([.$D$2:.$D61])" office:value-type="float" office:value="52.0172235549046">
            <text:p>52.02</text:p>
          </table:table-cell>
          <table:table-cell table:formula="of:=[.B60]*[.$H$10]" office:value-type="float" office:value="15.6724078516349">
            <text:p>15.67</text:p>
          </table:table-cell>
          <table:table-cell table:formula="of:=[.B60]*[.$H$11]" office:value-type="float" office:value="10.4482719010899">
            <text:p>10.45</text:p>
          </table:table-cell>
          <table:table-cell table:number-columns-repeated="4"/>
        </table:table-row>
      </table:table>
      <table:table table:name="Delovni 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elovni 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03/19/2012</text:date>, <text:time>18:23:56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ko Metelko</meta:initial-creator>
    <meta:creation-date>2012-03-19T16:16:09.34</meta:creation-date>
    <dc:date>2012-03-19T18:23:56.39</dc:date>
    <dc:creator>Janko Metelko</dc:creator>
    <meta:editing-duration>PT00H04M31S</meta:editing-duration>
    <meta:editing-cycles>1</meta:editing-cycles>
    <meta:document-statistic meta:table-count="3" meta:cell-count="248" meta:object-count="1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277cm" svg:height="19.425cm" chart:class="chart:line" chart:style-name="ch1">
        <chart:legend chart:legend-position="end" svg:x="19.833cm" svg:y="8.764cm" chart:style-name="ch2"/>
        <chart:plot-area chart:style-name="ch3" table:cell-range-address="'Delovni list1'.A1:'Delovni list1'.D61" chart:data-source-has-labels="row" svg:x="0.445cm" svg:y="0.388cm" svg:width="18.944cm" svg:height="18.26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lovni list1'.A2:'Delovni list1'.A61" chart:label-cell-address="'Delovni list1'.A1:'Delovni list1'.A1" chart:class="chart:line">
            <chart:data-point chart:repeated="60"/>
          </chart:series>
          <chart:series chart:style-name="ch7" chart:values-cell-range-address="'Delovni list1'.B2:'Delovni list1'.B61" chart:label-cell-address="'Delovni list1'.B1:'Delovni list1'.B1" chart:class="chart:line">
            <chart:data-point chart:repeated="60"/>
          </chart:series>
          <chart:series chart:style-name="ch8" chart:values-cell-range-address="'Delovni list1'.C2:'Delovni list1'.C61" chart:label-cell-address="'Delovni list1'.C1:'Delovni list1'.C1" chart:class="chart:line">
            <chart:data-point chart:repeated="60"/>
          </chart:series>
          <chart:series chart:style-name="ch9" chart:values-cell-range-address="'Delovni list1'.D2:'Delovni list1'.D61" chart:label-cell-address="'Delovni list1'.D1:'Delovni list1'.D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elovni list1'.A1:'Delovni list1'.A1">static new</text:p>
              </table:table-cell>
              <table:table-cell office:value-type="string">
                <text:p text:id="'Delovni list1'.B1:'Delovni list1'.B1">users</text:p>
              </table:table-cell>
              <table:table-cell office:value-type="string">
                <text:p text:id="'Delovni list1'.C1:'Delovni list1'.C1">lost</text:p>
              </table:table-cell>
              <table:table-cell office:value-type="string">
                <text:p text:id="'Delovni list1'.D1:'Delovni list1'.D1">new vi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Delovni list1'.A2:'Delovni list1'.A61">0</text:p>
              </table:table-cell>
              <table:table-cell office:value-type="float" office:value="0">
                <text:p text:id="'Delovni list1'.B2:'Delovni list1'.B61">0</text:p>
              </table:table-cell>
              <table:table-cell office:value-type="float" office:value="0">
                <text:p text:id="'Delovni list1'.C2:'Delovni list1'.C61">0</text:p>
              </table:table-cell>
              <table:table-cell office:value-type="float" office:value="0">
                <text:p text:id="'Delovni list1'.D2:'Delovni list1'.D6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168.1">
                <text:p>168.1</text:p>
              </table:table-cell>
              <table:table-cell office:value-type="float" office:value="32.7">
                <text:p>32.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81.29">
                <text:p>181.29</text:p>
              </table:table-cell>
              <table:table-cell office:value-type="float" office:value="50.43">
                <text:p>50.43</text:p>
              </table:table-cell>
              <table:table-cell office:value-type="float" office:value="33.62">
                <text:p>33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3.161">
                <text:p>173.161</text:p>
              </table:table-cell>
              <table:table-cell office:value-type="float" office:value="54.387">
                <text:p>54.387</text:p>
              </table:table-cell>
              <table:table-cell office:value-type="float" office:value="36.258">
                <text:p>36.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60.8449">
                <text:p>160.8449</text:p>
              </table:table-cell>
              <table:table-cell office:value-type="float" office:value="51.9483">
                <text:p>51.9483</text:p>
              </table:table-cell>
              <table:table-cell office:value-type="float" office:value="34.6322">
                <text:p>34.6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9.76041">
                <text:p>149.76041</text:p>
              </table:table-cell>
              <table:table-cell office:value-type="float" office:value="48.25347">
                <text:p>48.25347</text:p>
              </table:table-cell>
              <table:table-cell office:value-type="float" office:value="32.16898">
                <text:p>32.16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9.784369">
                <text:p>139.784369</text:p>
              </table:table-cell>
              <table:table-cell office:value-type="float" office:value="44.928123">
                <text:p>44.928123</text:p>
              </table:table-cell>
              <table:table-cell office:value-type="float" office:value="29.952082">
                <text:p>29.952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0.8059321">
                <text:p>130.8059321</text:p>
              </table:table-cell>
              <table:table-cell office:value-type="float" office:value="41.9353107">
                <text:p>41.9353107</text:p>
              </table:table-cell>
              <table:table-cell office:value-type="float" office:value="27.9568738">
                <text:p>27.9568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2.72533889">
                <text:p>122.72533889</text:p>
              </table:table-cell>
              <table:table-cell office:value-type="float" office:value="39.24177963">
                <text:p>39.24177963</text:p>
              </table:table-cell>
              <table:table-cell office:value-type="float" office:value="26.16118642">
                <text:p>26.16118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5.452805001">
                <text:p>115.452805001</text:p>
              </table:table-cell>
              <table:table-cell office:value-type="float" office:value="36.817601667">
                <text:p>36.817601667</text:p>
              </table:table-cell>
              <table:table-cell office:value-type="float" office:value="24.545067778">
                <text:p>24.54506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8.9075245009">
                <text:p>108.9075245009</text:p>
              </table:table-cell>
              <table:table-cell office:value-type="float" office:value="34.6358415003">
                <text:p>34.6358415003</text:p>
              </table:table-cell>
              <table:table-cell office:value-type="float" office:value="23.0905610002">
                <text:p>23.090561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3.01677205081">
                <text:p>103.01677205081</text:p>
              </table:table-cell>
              <table:table-cell office:value-type="float" office:value="32.67225735027">
                <text:p>32.67225735027</text:p>
              </table:table-cell>
              <table:table-cell office:value-type="float" office:value="21.78150490018">
                <text:p>21.7815049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97.715094845729">
                <text:p>97.715094845729</text:p>
              </table:table-cell>
              <table:table-cell office:value-type="float" office:value="30.905031615243">
                <text:p>30.905031615243</text:p>
              </table:table-cell>
              <table:table-cell office:value-type="float" office:value="20.603354410162">
                <text:p>20.603354410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2.9435853611561">
                <text:p>92.9435853611561</text:p>
              </table:table-cell>
              <table:table-cell office:value-type="float" office:value="29.3145284537187">
                <text:p>29.3145284537187</text:p>
              </table:table-cell>
              <table:table-cell office:value-type="float" office:value="19.5430189691458">
                <text:p>19.543018969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88.6492268250404">
                <text:p>88.6492268250404</text:p>
              </table:table-cell>
              <table:table-cell office:value-type="float" office:value="27.8830756083468">
                <text:p>27.8830756083468</text:p>
              </table:table-cell>
              <table:table-cell office:value-type="float" office:value="18.5887170722312">
                <text:p>18.5887170722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4.7843041425363">
                <text:p>84.7843041425363</text:p>
              </table:table-cell>
              <table:table-cell office:value-type="float" office:value="26.5947680475121">
                <text:p>26.5947680475121</text:p>
              </table:table-cell>
              <table:table-cell office:value-type="float" office:value="17.7298453650081">
                <text:p>17.7298453650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81.3058737282827">
                <text:p>81.3058737282827</text:p>
              </table:table-cell>
              <table:table-cell office:value-type="float" office:value="25.4352912427609">
                <text:p>25.4352912427609</text:p>
              </table:table-cell>
              <table:table-cell office:value-type="float" office:value="16.9568608285073">
                <text:p>16.956860828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78.1752863554544">
                <text:p>78.1752863554544</text:p>
              </table:table-cell>
              <table:table-cell office:value-type="float" office:value="24.3917621184848">
                <text:p>24.3917621184848</text:p>
              </table:table-cell>
              <table:table-cell office:value-type="float" office:value="16.2611747456565">
                <text:p>16.2611747456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75.3577577199089">
                <text:p>75.3577577199089</text:p>
              </table:table-cell>
              <table:table-cell office:value-type="float" office:value="23.4525859066363">
                <text:p>23.4525859066363</text:p>
              </table:table-cell>
              <table:table-cell office:value-type="float" office:value="15.6350572710909">
                <text:p>15.635057271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2.821981947918">
                <text:p>72.821981947918</text:p>
              </table:table-cell>
              <table:table-cell office:value-type="float" office:value="22.6073273159727">
                <text:p>22.6073273159727</text:p>
              </table:table-cell>
              <table:table-cell office:value-type="float" office:value="15.0715515439818">
                <text:p>15.0715515439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15.539783753126">
                <text:p>115.539783753126</text:p>
              </table:table-cell>
              <table:table-cell office:value-type="float" office:value="21.8465945843754">
                <text:p>21.8465945843754</text:p>
              </table:table-cell>
              <table:table-cell office:value-type="float" office:value="14.5643963895836">
                <text:p>14.5643963895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33.985805377814">
                <text:p>133.985805377814</text:p>
              </table:table-cell>
              <table:table-cell office:value-type="float" office:value="34.6619351259378">
                <text:p>34.6619351259378</text:p>
              </table:table-cell>
              <table:table-cell office:value-type="float" office:value="23.1079567506252">
                <text:p>23.1079567506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30.587224840032">
                <text:p>130.587224840032</text:p>
              </table:table-cell>
              <table:table-cell office:value-type="float" office:value="40.1957416133441">
                <text:p>40.1957416133441</text:p>
              </table:table-cell>
              <table:table-cell office:value-type="float" office:value="26.7971610755627">
                <text:p>26.7971610755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22.528502356029">
                <text:p>122.528502356029</text:p>
              </table:table-cell>
              <table:table-cell office:value-type="float" office:value="39.1761674520097">
                <text:p>39.1761674520097</text:p>
              </table:table-cell>
              <table:table-cell office:value-type="float" office:value="26.1174449680064">
                <text:p>26.1174449680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15.275652120426">
                <text:p>115.275652120426</text:p>
              </table:table-cell>
              <table:table-cell office:value-type="float" office:value="36.7585507068087">
                <text:p>36.7585507068087</text:p>
              </table:table-cell>
              <table:table-cell office:value-type="float" office:value="24.5057004712058">
                <text:p>24.505700471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08.748086908383">
                <text:p>108.748086908383</text:p>
              </table:table-cell>
              <table:table-cell office:value-type="float" office:value="34.5826956361278">
                <text:p>34.5826956361278</text:p>
              </table:table-cell>
              <table:table-cell office:value-type="float" office:value="23.0551304240852">
                <text:p>23.0551304240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02.873278217545">
                <text:p>102.873278217545</text:p>
              </table:table-cell>
              <table:table-cell office:value-type="float" office:value="32.624426072515">
                <text:p>32.624426072515</text:p>
              </table:table-cell>
              <table:table-cell office:value-type="float" office:value="21.7496173816767">
                <text:p>21.7496173816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97.5859503957906">
                <text:p>97.5859503957906</text:p>
              </table:table-cell>
              <table:table-cell office:value-type="float" office:value="30.8619834652635">
                <text:p>30.8619834652635</text:p>
              </table:table-cell>
              <table:table-cell office:value-type="float" office:value="20.574655643509">
                <text:p>20.574655643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92.8273553562116">
                <text:p>92.8273553562116</text:p>
              </table:table-cell>
              <table:table-cell office:value-type="float" office:value="29.2757851187372">
                <text:p>29.2757851187372</text:p>
              </table:table-cell>
              <table:table-cell office:value-type="float" office:value="19.5171900791581">
                <text:p>19.5171900791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88.5446198205904">
                <text:p>88.5446198205904</text:p>
              </table:table-cell>
              <table:table-cell office:value-type="float" office:value="27.8482066068635">
                <text:p>27.8482066068635</text:p>
              </table:table-cell>
              <table:table-cell office:value-type="float" office:value="18.5654710712423">
                <text:p>18.5654710712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84.6901578385314">
                <text:p>84.6901578385314</text:p>
              </table:table-cell>
              <table:table-cell office:value-type="float" office:value="26.5633859461771">
                <text:p>26.5633859461771</text:p>
              </table:table-cell>
              <table:table-cell office:value-type="float" office:value="17.7089239641181">
                <text:p>17.7089239641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1.2211420546782">
                <text:p>81.2211420546782</text:p>
              </table:table-cell>
              <table:table-cell office:value-type="float" office:value="25.4070473515594">
                <text:p>25.4070473515594</text:p>
              </table:table-cell>
              <table:table-cell office:value-type="float" office:value="16.9380315677063">
                <text:p>16.938031567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78.0990278492104">
                <text:p>78.0990278492104</text:p>
              </table:table-cell>
              <table:table-cell office:value-type="float" office:value="24.3663426164035">
                <text:p>24.3663426164035</text:p>
              </table:table-cell>
              <table:table-cell office:value-type="float" office:value="16.2442284109356">
                <text:p>16.2442284109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.2891250642895">
                <text:p>75.2891250642895</text:p>
              </table:table-cell>
              <table:table-cell office:value-type="float" office:value="23.4297083547631">
                <text:p>23.4297083547631</text:p>
              </table:table-cell>
              <table:table-cell office:value-type="float" office:value="15.6198055698421">
                <text:p>15.6198055698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72.7602125578605">
                <text:p>72.7602125578605</text:p>
              </table:table-cell>
              <table:table-cell office:value-type="float" office:value="22.5867375192868">
                <text:p>22.5867375192868</text:p>
              </table:table-cell>
              <table:table-cell office:value-type="float" office:value="15.0578250128579">
                <text:p>15.0578250128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70.4841913020746">
                <text:p>70.4841913020746</text:p>
              </table:table-cell>
              <table:table-cell office:value-type="float" office:value="21.8280637673582">
                <text:p>21.8280637673582</text:p>
              </table:table-cell>
              <table:table-cell office:value-type="float" office:value="14.5520425115721">
                <text:p>14.5520425115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68.435772171867">
                <text:p>68.435772171867</text:p>
              </table:table-cell>
              <table:table-cell office:value-type="float" office:value="21.1452573906224">
                <text:p>21.1452573906224</text:p>
              </table:table-cell>
              <table:table-cell office:value-type="float" office:value="14.0968382604149">
                <text:p>14.0968382604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6.5921949546804">
                <text:p>66.5921949546804</text:p>
              </table:table-cell>
              <table:table-cell office:value-type="float" office:value="20.5307316515601">
                <text:p>20.5307316515601</text:p>
              </table:table-cell>
              <table:table-cell office:value-type="float" office:value="13.6871544343734">
                <text:p>13.6871544343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64.9329754592123">
                <text:p>64.9329754592123</text:p>
              </table:table-cell>
              <table:table-cell office:value-type="float" office:value="19.9776584864041">
                <text:p>19.9776584864041</text:p>
              </table:table-cell>
              <table:table-cell office:value-type="float" office:value="13.3184389909361">
                <text:p>13.3184389909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63.4396779132911">
                <text:p>63.4396779132911</text:p>
              </table:table-cell>
              <table:table-cell office:value-type="float" office:value="19.4798926377637">
                <text:p>19.4798926377637</text:p>
              </table:table-cell>
              <table:table-cell office:value-type="float" office:value="12.9865950918425">
                <text:p>12.9865950918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62.0957101219622">
                <text:p>62.0957101219622</text:p>
              </table:table-cell>
              <table:table-cell office:value-type="float" office:value="19.0319033739873">
                <text:p>19.0319033739873</text:p>
              </table:table-cell>
              <table:table-cell office:value-type="float" office:value="12.6879355826582">
                <text:p>12.6879355826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60.886139109766">
                <text:p>60.886139109766</text:p>
              </table:table-cell>
              <table:table-cell office:value-type="float" office:value="18.6287130365886">
                <text:p>18.6287130365886</text:p>
              </table:table-cell>
              <table:table-cell office:value-type="float" office:value="12.4191420243924">
                <text:p>12.4191420243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9.7975251987893">
                <text:p>59.7975251987893</text:p>
              </table:table-cell>
              <table:table-cell office:value-type="float" office:value="18.2658417329298">
                <text:p>18.2658417329298</text:p>
              </table:table-cell>
              <table:table-cell office:value-type="float" office:value="12.1772278219532">
                <text:p>12.1772278219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8.8177726789104">
                <text:p>58.8177726789104</text:p>
              </table:table-cell>
              <table:table-cell office:value-type="float" office:value="17.9392575596368">
                <text:p>17.9392575596368</text:p>
              </table:table-cell>
              <table:table-cell office:value-type="float" office:value="11.9595050397579">
                <text:p>11.9595050397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7.9359954110194">
                <text:p>57.9359954110194</text:p>
              </table:table-cell>
              <table:table-cell office:value-type="float" office:value="17.6453318036731">
                <text:p>17.6453318036731</text:p>
              </table:table-cell>
              <table:table-cell office:value-type="float" office:value="11.7635545357821">
                <text:p>11.7635545357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7.1423958699174">
                <text:p>57.1423958699174</text:p>
              </table:table-cell>
              <table:table-cell office:value-type="float" office:value="17.3807986233058">
                <text:p>17.3807986233058</text:p>
              </table:table-cell>
              <table:table-cell office:value-type="float" office:value="11.5871990822039">
                <text:p>11.5871990822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56.4281562829258">
                <text:p>56.4281562829258</text:p>
              </table:table-cell>
              <table:table-cell office:value-type="float" office:value="17.1427187609752">
                <text:p>17.1427187609752</text:p>
              </table:table-cell>
              <table:table-cell office:value-type="float" office:value="11.4284791739835">
                <text:p>11.42847917398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5.7853406546332">
                <text:p>55.7853406546332</text:p>
              </table:table-cell>
              <table:table-cell office:value-type="float" office:value="16.9284468848777">
                <text:p>16.9284468848777</text:p>
              </table:table-cell>
              <table:table-cell office:value-type="float" office:value="11.2856312565852">
                <text:p>11.2856312565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55.2068065891699">
                <text:p>55.2068065891699</text:p>
              </table:table-cell>
              <table:table-cell office:value-type="float" office:value="16.73560219639">
                <text:p>16.73560219639</text:p>
              </table:table-cell>
              <table:table-cell office:value-type="float" office:value="11.1570681309266">
                <text:p>11.1570681309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54.6861259302528">
                <text:p>54.6861259302528</text:p>
              </table:table-cell>
              <table:table-cell office:value-type="float" office:value="16.562041976751">
                <text:p>16.562041976751</text:p>
              </table:table-cell>
              <table:table-cell office:value-type="float" office:value="11.041361317834">
                <text:p>11.0413613178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4.2175133372275">
                <text:p>54.2175133372275</text:p>
              </table:table-cell>
              <table:table-cell office:value-type="float" office:value="16.4058377790759">
                <text:p>16.4058377790759</text:p>
              </table:table-cell>
              <table:table-cell office:value-type="float" office:value="10.9372251860506">
                <text:p>10.9372251860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53.7957620035048">
                <text:p>53.7957620035048</text:p>
              </table:table-cell>
              <table:table-cell office:value-type="float" office:value="16.2652540011683">
                <text:p>16.2652540011683</text:p>
              </table:table-cell>
              <table:table-cell office:value-type="float" office:value="10.8435026674455">
                <text:p>10.8435026674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3.4161858031542">
                <text:p>53.4161858031542</text:p>
              </table:table-cell>
              <table:table-cell office:value-type="float" office:value="16.1387286010514">
                <text:p>16.1387286010514</text:p>
              </table:table-cell>
              <table:table-cell office:value-type="float" office:value="10.759152400701">
                <text:p>10.759152400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53.0745672228387">
                <text:p>53.0745672228387</text:p>
              </table:table-cell>
              <table:table-cell office:value-type="float" office:value="16.0248557409463">
                <text:p>16.0248557409463</text:p>
              </table:table-cell>
              <table:table-cell office:value-type="float" office:value="10.6832371606308">
                <text:p>10.6832371606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2.7671105005549">
                <text:p>52.7671105005549</text:p>
              </table:table-cell>
              <table:table-cell office:value-type="float" office:value="15.9223701668516">
                <text:p>15.9223701668516</text:p>
              </table:table-cell>
              <table:table-cell office:value-type="float" office:value="10.6149134445677">
                <text:p>10.61491344456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52.4903994504995">
                <text:p>52.4903994504995</text:p>
              </table:table-cell>
              <table:table-cell office:value-type="float" office:value="15.8301331501665">
                <text:p>15.8301331501665</text:p>
              </table:table-cell>
              <table:table-cell office:value-type="float" office:value="10.553422100111">
                <text:p>10.553422100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52.2413595054496">
                <text:p>52.2413595054496</text:p>
              </table:table-cell>
              <table:table-cell office:value-type="float" office:value="15.7471198351498">
                <text:p>15.7471198351498</text:p>
              </table:table-cell>
              <table:table-cell office:value-type="float" office:value="10.4980798900999">
                <text:p>10.4980798900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52.0172235549046">
                <text:p>52.0172235549046</text:p>
              </table:table-cell>
              <table:table-cell office:value-type="float" office:value="15.6724078516349">
                <text:p>15.6724078516349</text:p>
              </table:table-cell>
              <table:table-cell office:value-type="float" office:value="10.4482719010899">
                <text:p>10.4482719010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